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4.00pt" fo:font-weight="bold" fo:font-family="Calibri" style:font-family-asian="Calibri" style:font-family-complex="Calibri" fo:background-color="transparent" style:use-window-font-color="true"/>
    </style:style>
    <style:style style:name="P1" style:family="paragraph">
      <style:paragraph-properties fo:line-height="115.00%" fo:text-align="justify" fo:margin-bottom="10.00pt"/>
    </style:style>
    <style:style style:name="P2" style:family="paragraph">
      <style:paragraph-properties fo:line-height="115.00%" fo:text-align="justify" fo:margin-bottom="10.00pt"/>
    </style:style>
  </office:automatic-styles>
  <office:body>
    <office:text>
      <text:p text:style-name="P1"><text:span text:style-name="T1">1.Give a write up on Difference between copy by value and copy by reference.</text:span></text:p>
      <text:p text:style-name="P2"><text:span text:style-name="T1"/></text:p>
      <text:p text:style-name="P2"><text:span text:style-name="T1">In Call by value method original value is not modified whereas, in Call by reference method, the original value is modified.</text:span></text:p>
      <text:p text:style-name="P2"><text:span text:style-name="T1">In Call by value, a copy of the variable is passed whereas in Call by reference, a variable itself is passed.</text:span></text:p>
      <text:p text:style-name="P2"><text:span text:style-name="T1">In Call by value, actual and formal arguments will be created in different memory locations whereas in Call by reference, actual and formal arguments will be created in the same memory location.</text:span></text:p>
      <text:p text:style-name="P2"><text:span text:style-name="T1">Call by value is the default method in programming languages like C++, PHP, Visual Basic NET, and C# whereas Call by reference is supported only Java language.</text:span></text:p>
      <text:p text:style-name="P2"><text:span text:style-name="T1">Call by Value, variables are passed using a straightforward method whereas Call by Reference, pointers are required to store the address of variables.</text:span></text:p>
      <text:p text:style-name="P2"><text:span text:style-name="T1"/></text:p>
      <text:p text:style-name="P2"><text:span text:style-name="T1"/></text:p>
      <text:p text:style-name="P2"><text:span text:style-name="T1">Composite datatypes also known as nonprimitive datatypes are passed by reference, where as primitive datatypes like integer, string are passed by value.</text:span></text:p>
      <text:p text:style-name="P2"><text:span text:style-name="T1">PASS BY VALUE FOR PRIMITIVE DATATYPE:</text:span></text:p>
      <text:p text:style-name="P2"><text:span text:style-name="T1">var a=10;</text:span></text:p>
      <text:p text:style-name="P2"><text:span text:style-name="T1">var b=a;</text:span></text:p>
      <text:p text:style-name="P2"><text:span text:style-name="T1">a=25;</text:span></text:p>
      <text:p text:style-name="P2"><text:span text:style-name="T1">console.log(a);</text:span></text:p>
      <text:p text:style-name="P2"><text:span text:style-name="T1">console.log(b);</text:span></text:p>
      <text:p text:style-name="P2"><text:span text:style-name="T1"><text:s/>when a is assigned to b ,copy of ‘a’ is created for b and if we are changing value of a, value of b is not affected because already another copy of a is created and stored for b.</text:span></text:p>
      <text:p text:style-name="P2"><text:span text:style-name="T1">PASSBYREFERENCE FOR COMPOSITE DATATYPE:</text:span></text:p>
      <text:p text:style-name="P2"><text:span text:style-name="T1">var arr=[1,2,3];</text:span></text:p>
      <text:p text:style-name="P2"><text:span text:style-name="T1">var arr2=arr;</text:span></text:p>
      <text:p text:style-name="P2"><text:span text:style-name="T1">arr2[0]=0;</text:span></text:p>
      <text:p text:style-name="P2"><text:span text:style-name="T1">console.log(arr);</text:span></text:p>
      <text:p text:style-name="P2"><text:span text:style-name="T1">console.log(arr2);</text:span></text:p>
      <text:p text:style-name="P2"><text:span text:style-name="T1"/></text:p>
      <text:p text:style-name="P2"><text:span text:style-name="T1">For arrays, we have assigned arr array to arr2 and we are trying to modify arr2 array, arr array also affects because while assigning arr2=arr, we are actually not creating a copy of arr array, arr2 array is pointing to memory where arr array is pointing, so it affects arr array if we change arr2 array.</text:span></text:p>
      <text:p text:style-name="P2"><text:span text:style-name="T1">This can be achieved with the help of spread operator (…).</text:span></text:p>
      <text:p text:style-name="P2"><text:span text:style-name="T1">var arr=[1,2,3];</text:span></text:p>
      <text:p text:style-name="P2"><text:span text:style-name="T1">var arr2=[...arr];</text:span></text:p>
      <text:p text:style-name="P2"><text:span text:style-name="T1">arr2[0]=0;</text:span></text:p>
      <text:p text:style-name="P2"><text:span text:style-name="T1">console.log(arr);</text:span></text:p>
      <text:p text:style-name="P2"><text:span text:style-name="T1">console.log(arr2);</text:span></text:p>
      <text:p text:style-name="P2"><text:span text:style-name="T1">Using spread operator for arr array, in this way it creates a copy of arr array and arr2 points to that copy, so if we are trying to change arr2 array, it doesnot affect arr array, because now we have two different copies of arrays.</text:span></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